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<text:placeholder text:placeholder-type="text">&lt;place holder&gt;</text:placeholder>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6:51:39</meta:creation-date>
    <dc:date>2013-03-29T12:17:14</dc:date>
    <meta:editing-duration>PT26S</meta:editing-duration>
    <meta:editing-cycles>2</meta:editing-cycles>
    <meta:generator>LibreOffice/4.1.0.0.alpha0$Linux_X86_64 LibreOffice_project/60f567e87feca99971d32d5fd7b221b65fe9747</meta:generator>
    <meta:document-statistic meta:table-count="0" meta:image-count="0" meta:object-count="0" meta:page-count="1" meta:paragraph-count="1" meta:word-count="4" meta:character-count="27" meta:non-whitespace-character-count="24"/>
  </office:meta>
</office:document-meta>
</file>